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4" style:parent-style-name="Standard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62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</office:automatic-styles>
  <office:body>
    <office:text text:use-soft-page-breaks="true">
      <text:p text:style-name="P1">Hello<text:s/><text:bookmark-start text:name="__DdeLink__23_1982280942"/>{contact.first_name}<text:bookmark-end text:name="__DdeLink__23_1982280942"/><text:s/>{contact.last_name},</text:p>
      <text:p text:style-name="Standard"/>
      <text:p text:style-name="Standard">Your Contribution Details are as follows -</text:p>
      <text:p text:style-name="Standard"/>
      <text:p text:style-name="Standard">Total Amount – {contribution.total_amount}</text:p>
      <text:p text:style-name="Standard">Status – {contribution.contribution_status_id}</text:p>
      <text:p text:style-name="Standard">Receive Date - {contribution.receive_date}</text:p>
      <text:p text:style-name="P2">Financial Type - {contribution.financial_type_id}</text:p>
      <text:p text:style-name="P3">Domain Name – {domain.name}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amus lee</dc:creator>
    <meta:creation-date>2020-05-05T06:48:00Z</meta:creation-date>
    <dc:date>2020-05-05T06:48:00Z</dc:date>
    <meta:template xlink:href="Normal" xlink:type="simple"/>
    <meta:editing-cycles>6</meta:editing-cycles>
    <meta:editing-duration>PT0S</meta:editing-duration>
    <meta:document-statistic meta:page-count="2" meta:paragraph-count="1" meta:word-count="45" meta:character-count="304" meta:row-count="2" meta:non-whitespace-character-count="260"/>
  </office:meta>
</office:document-meta>
</file>